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e9c7d" officeooo:paragraph-rsid="000e9c7d"/>
    </style:style>
    <style:style style:name="P2" style:family="paragraph" style:parent-style-name="Standard">
      <style:text-properties fo:language="de" fo:country="DE" fo:font-style="normal" style:text-underline-style="solid" style:text-underline-width="auto" style:text-underline-color="font-color" officeooo:rsid="000e27b6" officeooo:paragraph-rsid="000e27b6" style:font-style-asian="normal" style:font-style-complex="normal"/>
    </style:style>
    <style:style style:name="P3" style:family="paragraph" style:parent-style-name="Standard">
      <style:text-properties fo:language="de" fo:country="DE" officeooo:rsid="0012f351" officeooo:paragraph-rsid="0012f351"/>
    </style:style>
    <style:style style:name="P4" style:family="paragraph" style:parent-style-name="Standard">
      <style:text-properties fo:language="de" fo:country="DE" officeooo:rsid="000e27b6" officeooo:paragraph-rsid="000e27b6"/>
    </style:style>
    <style:style style:name="P5" style:family="paragraph" style:parent-style-name="Standard">
      <style:text-properties fo:language="de" fo:country="DE" officeooo:rsid="00135eb6" officeooo:paragraph-rsid="00135eb6"/>
    </style:style>
    <style:style style:name="P6" style:family="paragraph" style:parent-style-name="Standard">
      <style:text-properties fo:language="de" fo:country="DE" officeooo:rsid="00151bc0" officeooo:paragraph-rsid="00151bc0"/>
    </style:style>
    <style:style style:name="P7" style:family="paragraph" style:parent-style-name="Standard">
      <style:text-properties fo:language="de" fo:country="DE" officeooo:rsid="00186084" officeooo:paragraph-rsid="00186084"/>
    </style:style>
    <style:style style:name="P8" style:family="paragraph" style:parent-style-name="Standard">
      <style:text-properties fo:language="de" fo:country="DE" officeooo:rsid="001a0c0c" officeooo:paragraph-rsid="001a0c0c"/>
    </style:style>
    <style:style style:name="P9" style:family="paragraph" style:parent-style-name="Standard">
      <style:text-properties fo:language="de" fo:country="DE" style:text-underline-style="solid" style:text-underline-width="auto" style:text-underline-color="font-color" officeooo:rsid="000e27b6" officeooo:paragraph-rsid="000e27b6"/>
    </style:style>
    <style:style style:name="P10" style:family="paragraph" style:parent-style-name="Standard">
      <style:text-properties fo:language="de" fo:country="DE" style:text-underline-style="solid" style:text-underline-width="auto" style:text-underline-color="font-color" officeooo:rsid="000e9c7d" officeooo:paragraph-rsid="000e9c7d"/>
    </style:style>
    <style:style style:name="P11" style:family="paragraph" style:parent-style-name="Standard" style:list-style-name="L1">
      <style:text-properties fo:language="de" fo:country="DE" officeooo:rsid="001be89d" officeooo:paragraph-rsid="001be89d"/>
    </style:style>
    <style:style style:name="P12" style:family="paragraph" style:parent-style-name="Standard" style:list-style-name="L1">
      <style:text-properties fo:language="de" fo:country="DE" officeooo:rsid="001ec927" officeooo:paragraph-rsid="001ec927"/>
    </style:style>
    <style:style style:name="P13" style:family="paragraph" style:parent-style-name="Standard" style:list-style-name="L1">
      <style:text-properties fo:language="de" fo:country="DE" officeooo:rsid="001f6f89" officeooo:paragraph-rsid="001f6f89"/>
    </style:style>
    <style:style style:name="P14" style:family="paragraph" style:parent-style-name="Standard" style:list-style-name="L1">
      <style:text-properties fo:language="de" fo:country="DE" officeooo:rsid="0021064c" officeooo:paragraph-rsid="0021064c"/>
    </style:style>
    <style:style style:name="P15" style:family="paragraph" style:parent-style-name="Standard">
      <style:text-properties fo:language="de" fo:country="DE" officeooo:rsid="0021064c" officeooo:paragraph-rsid="0021064c"/>
    </style:style>
    <style:style style:name="T1" style:family="text">
      <style:text-properties officeooo:rsid="00107f13"/>
    </style:style>
    <style:style style:name="T2" style:family="text">
      <style:text-properties officeooo:rsid="0012ce48"/>
    </style:style>
    <style:style style:name="T3" style:family="text">
      <style:text-properties officeooo:rsid="00135eb6"/>
    </style:style>
    <style:style style:name="T4" style:family="text">
      <style:text-properties officeooo:rsid="0014b2d1"/>
    </style:style>
    <style:style style:name="T5" style:family="text">
      <style:text-properties officeooo:rsid="0015de89"/>
    </style:style>
    <style:style style:name="T6" style:family="text">
      <style:text-properties officeooo:rsid="001d46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ielkonzept</text:p>
      <text:p text:style-name="P1">In dem Spiel SpaceWar geht es darum sich so lange es geht gegen Gegner(AI) zu verteidigen. Die Ansicht ist Top-Down. Dabei steuert der Spieler ein Raumschiff, welches sich durch <text:span text:style-name="T2">S</text:span>chießen gegen die Gegner verteidig<text:span text:style-name="T1">en kann. Fokus der Spielmechanik liegt dabei den Gegnern geschickt auszuweichen.</text:span></text:p>
      <text:p text:style-name="P1"/>
      <text:p text:style-name="P2">Spielbeschreibung</text:p>
      <text:p text:style-name="P3">Das Spiel ist durch einen Rand begrenzt, den der Spieler nicht passieren kann. Die Kameraansicht ist von oben, sodass der Spieler sich nur <text:span text:style-name="T3">entlang der Breite und Höhe des Spielfelds bewegen kann. Die Kamera erfasst immer das ganze Spielbrett.</text:span></text:p>
      <text:p text:style-name="P5">Nach bestimmter Zeit erscheinen Wellen von unterschiedlich vielen Gegnern. <text:span text:style-name="T4">Diese Gegner verfolgen den Spieler und zerstören ihn sobald sie mit ihm kollidieren. Manche Gegner haben spezielle Fähigkeiten und weichen von dem Muster wie sie den Gegner verfolgen ab.</text:span></text:p>
      <text:p text:style-name="P6">Der Spieler hat die Möglichkeit durch Schießen die Gegner zu zerstören <text:span text:style-name="T5">und muss ihnen ausweichen um zu überleben.</text:span></text:p>
      <text:p text:style-name="P7">Zu den Gegner erscheinen manchmal sammelbare Fähigkeiten, die der Spieler einsetzen kann. Zum Beispiel ein Dash/Blink.</text:p>
      <text:p text:style-name="P8">Der Spieler wird nach Abschluss eines Spiels mit neuen Fähigkeiten bzw. Punkten für einen Talentbaum belohnt, die ihm einen weiteren Spielfortschritt in den folgenden Spielen ermöglicht.</text:p>
      <text:p text:style-name="P4"/>
      <text:p text:style-name="P9">Wie spielt man?</text:p>
      <text:p text:style-name="P8">Das Spiel soll per Maus und Tastatur oder per Controller gespielt werden können. Hierzu gibt es eine Standardkonfiguration und die Möglichkeiten Tastenbelegungen zu verändern.</text:p>
      <text:p text:style-name="P8">Mit der Tastatur soll der Spieler sich bewegen und mit der Maus die Richtung der Schüsse gesteuert werden.</text:p>
      <text:p text:style-name="P8">Am Controller soll der linke Stick zum Bewegen und der rechte Stick zum Schießen verwendet werden.</text:p>
      <text:p text:style-name="P8">Tasten für spezielle Fähigkeiten werden sobald verfügbar hinzugefügt.</text:p>
      <text:p text:style-name="P8"/>
      <text:p text:style-name="P10">Mögliche Themes</text:p>
      <text:list xml:id="list5927089292648237730" text:style-name="L1">
        <text:list-item>
          <text:p text:style-name="P11">Raumschiff und Raumschiffe als Gegner</text:p>
        </text:list-item>
        <text:list-item>
          <text:p text:style-name="P11">Raumschiff und Asteroiden als Gegner</text:p>
        </text:list-item>
        <text:list-item>
          <text:p text:style-name="P11">Huhn und <text:span text:style-name="T6">Metzger</text:span> als Gegner. Eier als Schüsse.</text:p>
        </text:list-item>
        <text:list-item>
          <text:p text:style-name="P12">Tryhard-Mode: man sieht selbst aus wie ein Gegner</text:p>
        </text:list-item>
        <text:list-item>
          <text:p text:style-name="P12">Dreieck und Vielecke als Gegner. Bspw. Kreis als Schuss</text:p>
        </text:list-item>
        <text:list-item>
          <text:p text:style-name="P13">Tom und Jerry als Gegner</text:p>
        </text:list-item>
        <text:list-item>
          <text:p text:style-name="P13">Road-Runner und El-Coyote als Gegner</text:p>
        </text:list-item>
        <text:list-item>
          <text:p text:style-name="P13">Polizist und Werwölfe als Gegner</text:p>
        </text:list-item>
        <text:list-item>
          <text:p text:style-name="P13">Trump und Mexikaner als Gegner</text:p>
        </text:list-item>
        <text:list-item>
          <text:p text:style-name="P13">Mega man</text:p>
        </text:list-item>
        <text:list-item>
          <text:p text:style-name="P14">Jäger und Ziegen als Gegner</text:p>
        </text:list-item>
        <text:list-item>
          <text:p text:style-name="P14">Toilette und Klopapier als Gegner</text:p>
        </text:list-item>
      </text:list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3:35:17.289359975</meta:creation-date>
    <dc:date>2017-10-18T14:50:35.189436951</dc:date>
    <meta:editing-duration>PT23M28S</meta:editing-duration>
    <meta:editing-cycles>15</meta:editing-cycles>
    <meta:generator>LibreOffice/5.2.7.2$Linux_X86_64 LibreOffice_project/20m0$Build-2</meta:generator>
    <meta:document-statistic meta:table-count="0" meta:image-count="0" meta:object-count="0" meta:page-count="1" meta:paragraph-count="26" meta:word-count="333" meta:character-count="2145" meta:non-whitespace-character-count="1850"/>
  </office:meta>
</office:document-meta>
</file>